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14pt" style:font-size-asian="14pt" style:font-size-complex="14pt"/>
    </style:style>
    <style:style style:name="P7" style:family="paragraph">
      <style:paragraph-properties>
        <style:tab-stops>
          <style:tab-stop style:position="19.05cm" style:type="right"/>
        </style:tab-stops>
      </style:paragraph-properties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 Semibol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34cm" svg:y="0.547cm">
          <draw:text-box>
            <text:p text:style-name="P1"><text:span text:style-name="T1">HYMN #502</text:span></text:p>
            <text:p text:style-name="P1"><text:span text:style-name="T2">“</text:span><text:span text:style-name="T2">Holy Spirit, the Dove Sent from Heaven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2" draw:layer="layout" svg:width="24.384cm" svg:height="7.766cm" svg:x="1.778cm" svg:y="0.762cm">
          <draw:text-box>
            <text:p text:style-name="P1"><text:span text:style-name="T3">1.</text:span><text:span text:style-name="T2"> Holy Spirit, the dove sent from heaven,</text:span><text:span text:style-name="T2"><text:line-break/></text:span><text:span text:style-name="T2">Ever one with the One who is Three,</text:span><text:span text:style-name="T2"><text:line-break/></text:span><text:span text:style-name="T2">From the Father You came,</text:span><text:span text:style-name="T2"><text:line-break/></text:span><text:span text:style-name="T2">Words of peace to proclaim,</text:span><text:span text:style-name="T2"><text:line-break/></text:span><text:span text:style-name="T2">Come and comfort us, speak tender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office:forms form:automatic-focus="false" form:apply-design-mode="false"/>
        <draw:frame draw:style-name="gr3" draw:text-style-name="P4" draw:layer="layout" svg:width="24.384cm" svg:height="7.766cm" svg:x="1.778cm" svg:y="0.762cm">
          <draw:text-box>
            <text:p text:style-name="P1"><text:span text:style-name="T2">You, the fragrance of life we are seeking;</text:span><text:span text:style-name="T2"><text:line-break/></text:span><text:span text:style-name="T2">Fill Your temple, Your altar make clean.</text:span><text:span text:style-name="T2"><text:line-break/></text:span><text:span text:style-name="T2">Joyous shelter of love,</text:span></text:p>
            <text:p text:style-name="P1"><text:span text:style-name="T2">Gracious friend from above,</text:span><text:span text:style-name="T2"><text:line-break/></text:span><text:span text:style-name="T2">In Your care we are resting, sere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office:forms form:automatic-focus="false" form:apply-design-mode="false"/>
        <draw:frame draw:style-name="gr3" draw:text-style-name="P5" draw:layer="layout" svg:width="24.384cm" svg:height="7.766cm" svg:x="1.778cm" svg:y="0.87cm">
          <draw:text-box>
            <text:p text:style-name="P1"><text:span text:style-name="T3">2.</text:span><text:span text:style-name="T2"> Holy Spirit, the fire celestial,</text:span><text:span text:style-name="T2"><text:line-break/></text:span><text:span text:style-name="T2">Who on Pentecost came as foretold,</text:span><text:span text:style-name="T2"><text:line-break/></text:span><text:span text:style-name="T2">To descend from on high</text:span><text:span text:style-name="T2"><text:line-break/></text:span><text:span text:style-name="T2">And the Church occupy</text:span><text:span text:style-name="T2"><text:line-break/></text:span><text:span text:style-name="T2">As the cloud filled the temple of old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office:forms form:automatic-focus="false" form:apply-design-mode="false"/>
        <draw:frame draw:style-name="gr3" draw:text-style-name="P4" draw:layer="layout" svg:width="24.384cm" svg:height="7.766cm" svg:x="1.778cm" svg:y="0.671cm">
          <draw:text-box>
            <text:p text:style-name="P1"><text:span text:style-name="T2">All the baptized You seal with Your promise,</text:span><text:span text:style-name="T2"><text:line-break/></text:span><text:span text:style-name="T2">All believers Your gift there receive,</text:span><text:span text:style-name="T2"><text:line-break/></text:span><text:span text:style-name="T2">So that all the elect—</text:span><text:span text:style-name="T2"><text:line-break/></text:span><text:span text:style-name="T2">All in Christ—may expect</text:span><text:span text:style-name="T2"><text:line-break/></text:span><text:span text:style-name="T2">To enjoy what by grace they belie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office:forms form:automatic-focus="false" form:apply-design-mode="false"/>
        <draw:frame draw:style-name="gr3" draw:text-style-name="P4" draw:layer="layout" svg:width="24.384cm" svg:height="7.766cm" svg:x="1.778cm" svg:y="0.87cm">
          <draw:text-box>
            <text:p text:style-name="P1"><text:span text:style-name="T3">3.</text:span><text:span text:style-name="T2"> Holy Spirit, the unction of blessing,</text:span><text:span text:style-name="T2"><text:line-break/></text:span><text:span text:style-name="T2">Sacred oil of the green olive tree,</text:span><text:span text:style-name="T2"><text:line-break/></text:span><text:span text:style-name="T2">Giving heat, giving light,</text:span><text:span text:style-name="T2"><text:line-break/></text:span><text:span text:style-name="T2">As the tent lamps ignite</text:span><text:span text:style-name="T2"><text:line-break/></text:span><text:span text:style-name="T2">And as Aaron praised God joyfully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office:forms form:automatic-focus="false" form:apply-design-mode="false"/>
        <draw:frame draw:style-name="gr3" draw:text-style-name="P4" draw:layer="layout" svg:width="24.384cm" svg:height="7.766cm" svg:x="1.778cm" svg:y="0.87cm">
          <draw:text-box>
            <text:p text:style-name="P1"><text:span text:style-name="T2">Blessèd living and life-giving water,</text:span><text:span text:style-name="T2"><text:line-break/></text:span><text:span text:style-name="T2">Now preserve us from evil within;</text:span><text:span text:style-name="T2"><text:line-break/></text:span><text:span text:style-name="T2">For in Jesus, God’s Son,</text:span><text:span text:style-name="T2"><text:line-break/></text:span><text:span text:style-name="T2">All believers are one</text:span><text:span text:style-name="T2"><text:line-break/></text:span><text:span text:style-name="T2">In this washing that cleanses from s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office:forms form:automatic-focus="false" form:apply-design-mode="false"/>
        <draw:frame draw:style-name="gr3" draw:text-style-name="P6" draw:layer="layout" svg:width="24.384cm" svg:height="7.766cm" svg:x="1.778cm" svg:y="0.901cm">
          <draw:text-box>
            <text:p text:style-name="P1"><text:span text:style-name="T3">4.</text:span><text:span text:style-name="T2"> Holy Spirit, the wind of great power,</text:span><text:span text:style-name="T2"><text:line-break/></text:span><text:span text:style-name="T2">Source of strength and of peace and of love,</text:span><text:span text:style-name="T2"><text:line-break/></text:span><text:span text:style-name="T2">Truest Comforter, plead,</text:span><text:span text:style-name="T2"><text:line-break/></text:span><text:span text:style-name="T2">As You bring all our need</text:span><text:span text:style-name="T2"><text:line-break/></text:span><text:span text:style-name="T2">To the throne of God’s glory abov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office:forms form:automatic-focus="false" form:apply-design-mode="false"/>
        <draw:frame draw:style-name="gr4" draw:text-style-name="P2" draw:layer="layout" svg:width="24.384cm" svg:height="12.358cm" svg:x="1.87cm" svg:y="0.901cm">
          <draw:text-box>
            <text:p text:style-name="P1"><text:span text:style-name="T2">Be the light that enlightens the Scriptures;</text:span><text:span text:style-name="T2"><text:line-break/></text:span><text:span text:style-name="T2">Keep our feet from each devilish snare;</text:span><text:span text:style-name="T2"><text:line-break/></text:span><text:span text:style-name="T2">Only You can make whole</text:span><text:span text:style-name="T2"><text:line-break/></text:span><text:span text:style-name="T2">All that troubles our soul;</text:span><text:span text:style-name="T2"><text:line-break/></text:span><text:span text:style-name="T2">By Your chrism, Christ’s triumph we share. </text:span></text:p>
            <text:p text:style-name="P7"><text:span text:style-name="T4"><text:line-break/></text:span><text:span text:style-name="T4"/></text:p>
            <text:p text:style-name="P7"><text:span text:style-name="T4"><text:s text:c="12"/></text:span><text:span text:style-name="T4">© 1977 Philip W. Blycker.</text:span></text:p>
            <text:p text:style-name="P7"><text:span text:style-name="T4"><text:s text:c="12"/></text:span><text:span text:style-name="T4">Used by permission:</text:span></text:p>
            <text:p text:style-name="P7"><text:span text:style-name="T4"><text:s text:c="12"/></text:span><text:span text:style-name="T4">LSB Hymn License</text:span></text:p>
            <text:p text:style-name="P7"><text:span text:style-name="T4"><text:s text:c="12"/></text:span><text:span text:style-name="T4">.NET, no. 100011038.</text:span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22:19:59.930000000</meta:creation-date>
    <dc:title>1030 Wt. Intro</dc:title>
    <meta:editing-duration>PT10M36S</meta:editing-duration>
    <meta:editing-cycles>5</meta:editing-cycles>
    <meta:generator>LibreOffice/6.1.3.2$Windows_X86_64 LibreOffice_project/86daf60bf00efa86ad547e59e09d6bb77c699acb</meta:generator>
    <dc:date>2019-01-19T20:27:17.257000000</dc:date>
    <meta:document-statistic meta:object-count="167"/>
  </office:meta>
</office:document-meta>
</file>